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1" svg:font-family="'Liberation Sans Narrow'"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Liberation Sans" fo:font-size="10pt" officeooo:rsid="00093d6a" officeooo:paragraph-rsid="00093d6a" style:font-size-asian="10pt" style:font-size-complex="10pt"/>
    </style:style>
    <style:style style:name="P2" style:family="paragraph" style:parent-style-name="Header">
      <style:text-properties style:font-name="Liberation Sans" fo:font-size="10pt" officeooo:rsid="00547930" officeooo:paragraph-rsid="00547930" style:font-size-asian="10pt" style:font-size-complex="10pt"/>
    </style:style>
    <style:style style:name="P3" style:family="paragraph" style:parent-style-name="Header">
      <style:text-properties style:font-name="Liberation Sans" fo:font-size="10pt" officeooo:rsid="0051ec02" officeooo:paragraph-rsid="0051ec02" style:font-size-asian="10pt" style:font-size-complex="10pt"/>
    </style:style>
    <style:style style:name="P4" style:family="paragraph" style:parent-style-name="Footer">
      <style:text-properties fo:background-color="transparent"/>
    </style:style>
    <style:style style:name="P5" style:family="paragraph" style:parent-style-name="Text_20_body">
      <style:text-properties officeooo:rsid="00695ee1" officeooo:paragraph-rsid="006ed463"/>
    </style:style>
    <style:style style:name="P6" style:family="paragraph" style:parent-style-name="Text_20_body">
      <style:text-properties officeooo:rsid="006a5283" officeooo:paragraph-rsid="006ed463"/>
    </style:style>
    <style:style style:name="P7" style:family="paragraph" style:parent-style-name="Text_20_body">
      <style:text-properties fo:font-style="normal" officeooo:rsid="0072aa97" officeooo:paragraph-rsid="0072aa97" style:font-style-asian="normal" style:font-style-complex="normal"/>
    </style:style>
    <style:style style:name="P8" style:family="paragraph" style:parent-style-name="Title">
      <style:text-properties officeooo:rsid="00690c2d" officeooo:paragraph-rsid="00690c2d"/>
    </style:style>
    <style:style style:name="P9" style:family="paragraph" style:parent-style-name="Heading_20_1">
      <style:text-properties officeooo:rsid="00695ee1" officeooo:paragraph-rsid="00695ee1"/>
    </style:style>
    <style:style style:name="P10" style:family="paragraph" style:parent-style-name="Heading_20_1">
      <style:text-properties officeooo:rsid="00768317" officeooo:paragraph-rsid="00768317"/>
    </style:style>
    <style:style style:name="P11" style:family="paragraph" style:parent-style-name="Heading_20_1">
      <style:text-properties officeooo:rsid="007b0884" officeooo:paragraph-rsid="007b0884"/>
    </style:style>
    <style:style style:name="P12" style:family="paragraph" style:parent-style-name="Text_20_body" style:list-style-name="L1">
      <style:text-properties officeooo:paragraph-rsid="0070d34e"/>
    </style:style>
    <style:style style:name="P13" style:family="paragraph" style:parent-style-name="Text_20_body" style:list-style-name="L1">
      <style:text-properties fo:font-style="italic" officeooo:rsid="0070d34e" officeooo:paragraph-rsid="0070d34e" style:font-style-asian="italic" style:font-style-complex="italic"/>
    </style:style>
    <style:style style:name="P14" style:family="paragraph" style:parent-style-name="Text_20_body" style:list-style-name="L2">
      <style:text-properties fo:font-style="italic" officeooo:rsid="0072aa97" officeooo:paragraph-rsid="0072aa97" style:font-style-asian="italic" style:font-style-complex="italic"/>
    </style:style>
    <style:style style:name="P15" style:family="paragraph" style:parent-style-name="Text_20_body" style:list-style-name="L2">
      <style:text-properties fo:font-style="italic" officeooo:rsid="0072aa97" officeooo:paragraph-rsid="007ded0f" style:font-style-asian="italic" style:font-style-complex="italic"/>
    </style:style>
    <style:style style:name="P16" style:family="paragraph" style:parent-style-name="Text_20_body" style:list-style-name="L2">
      <style:text-properties fo:font-style="italic" officeooo:rsid="007c8897" officeooo:paragraph-rsid="007ded0f" style:font-style-asian="italic" style:font-style-complex="italic"/>
    </style:style>
    <style:style style:name="P17" style:family="paragraph" style:parent-style-name="Text_20_body" style:list-style-name="L2">
      <style:text-properties fo:font-style="italic" officeooo:rsid="007ded0f" officeooo:paragraph-rsid="007ded0f" style:font-style-asian="italic" style:font-style-complex="italic"/>
    </style:style>
    <style:style style:name="P18" style:family="paragraph" style:parent-style-name="Text_20_body" style:list-style-name="L2">
      <style:text-properties officeooo:rsid="0072aa97" officeooo:paragraph-rsid="0072aa97"/>
    </style:style>
    <style:style style:name="P19" style:family="paragraph" style:parent-style-name="Text_20_body">
      <style:text-properties officeooo:paragraph-rsid="0072aa97"/>
    </style:style>
    <style:style style:name="P20" style:family="paragraph" style:parent-style-name="Text_20_body">
      <style:text-properties fo:color="#c9211e" officeooo:rsid="007f3e42" officeooo:paragraph-rsid="007f3e42"/>
    </style:style>
    <style:style style:name="P21" style:family="paragraph" style:parent-style-name="Text_20_body">
      <style:text-properties officeooo:paragraph-rsid="007f3e42"/>
    </style:style>
    <style:style style:name="P22" style:family="paragraph" style:parent-style-name="Title">
      <style:text-properties fo:color="#c9211e" fo:font-size="12pt" fo:font-weight="normal" officeooo:rsid="007cfa01" officeooo:paragraph-rsid="007cfa01" style:font-size-asian="10.5pt" style:font-weight-asian="normal" style:font-size-complex="12pt" style:font-weight-complex="normal"/>
    </style:style>
    <style:style style:name="T1" style:family="text">
      <style:text-properties officeooo:rsid="0051ec02"/>
    </style:style>
    <style:style style:name="T2" style:family="text">
      <style:text-properties officeooo:rsid="00690c2d"/>
    </style:style>
    <style:style style:name="T3" style:family="text">
      <style:text-properties officeooo:rsid="006a5283"/>
    </style:style>
    <style:style style:name="T4" style:family="text">
      <style:text-properties officeooo:rsid="006d5099"/>
    </style:style>
    <style:style style:name="T5" style:family="text">
      <style:text-properties fo:font-style="italic" style:font-style-asian="italic" style:font-style-complex="italic"/>
    </style:style>
    <style:style style:name="T6" style:family="text">
      <style:text-properties fo:font-style="italic" officeooo:rsid="006d5099" style:font-style-asian="italic" style:font-style-complex="italic"/>
    </style:style>
    <style:style style:name="T7" style:family="text">
      <style:text-properties fo:font-style="italic" officeooo:rsid="0079728d" style:font-style-asian="italic" style:font-style-complex="italic"/>
    </style:style>
    <style:style style:name="T8" style:family="text">
      <style:text-properties fo:font-style="italic" officeooo:rsid="007c8897" style:font-style-asian="italic" style:font-style-complex="italic"/>
    </style:style>
    <style:style style:name="T9" style:family="text">
      <style:text-properties fo:font-style="italic" officeooo:rsid="0070d34e"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6d5099" style:font-style-asian="normal" style:font-style-complex="normal"/>
    </style:style>
    <style:style style:name="T12" style:family="text">
      <style:text-properties fo:font-style="normal" officeooo:rsid="00745523" style:font-style-asian="normal" style:font-style-complex="normal"/>
    </style:style>
    <style:style style:name="T13" style:family="text">
      <style:text-properties fo:font-style="normal" officeooo:rsid="0079728d" style:font-style-asian="normal" style:font-style-complex="normal"/>
    </style:style>
    <style:style style:name="T14" style:family="text">
      <style:text-properties fo:font-style="normal" officeooo:rsid="007c8897" style:font-style-asian="normal" style:font-style-complex="normal"/>
    </style:style>
    <style:style style:name="T15" style:family="text">
      <style:text-properties fo:font-style="normal" officeooo:rsid="0070d34e" style:font-style-asian="normal" style:font-style-complex="normal"/>
    </style:style>
    <style:style style:name="T16" style:family="text">
      <style:text-properties officeooo:rsid="00765ac9"/>
    </style:style>
    <style:style style:name="T17" style:family="text">
      <style:text-properties fo:color="#c9211e" fo:font-style="normal" style:font-style-asian="normal" style:font-style-complex="normal"/>
    </style:style>
    <style:style style:name="T18" style:family="text">
      <style:text-properties fo:color="#c9211e" fo:font-style="normal" officeooo:rsid="007ded0f" style:font-style-asian="normal" style:font-style-complex="normal"/>
    </style:style>
    <style:style style:name="T19" style:family="text">
      <style:text-properties fo:color="#c9211e" fo:font-style="normal" officeooo:rsid="00745523" style:font-style-asian="normal" style:font-style-complex="normal"/>
    </style:style>
    <style:style style:name="T20" style:family="text">
      <style:text-properties fo:color="#c9211e" fo:font-style="normal" officeooo:rsid="0070d34e" style:font-style-asian="normal" style:font-style-complex="normal"/>
    </style:style>
    <style:style style:name="T21" style:family="text">
      <style:text-properties fo:color="#c9211e" officeooo:rsid="007f3e42"/>
    </style:style>
    <style:style style:name="T22" style:family="text">
      <style:text-properties officeooo:rsid="0072aa9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unaisella Joel Rauman 2020 lisäämät dokumentaation palaset, alkuperäistä tehtävänantoa ei ole mutta täydensin tyhjiä kohtia parhaani mukaan</text:p>
      <text:p text:style-name="P8">Dokumentaatio</text:p>
      <text:h text:style-name="P9" text:outline-level="1">Ominaisuudet</text:h>
      <text:p text:style-name="P5">Ohjelma tukee uusien käyttäjien rekisteröimistä ja sisäänkirjautumista <text:span text:style-name="T4">(T1)</text:span>. Ohjelma osaa muodostaa yhteyden eri tietokantakaavioihin <text:span text:style-name="T4">(tämä on toteutettu kahdella erillisellä metodilla: </text:span><text:span text:style-name="T6">kdConnect </text:span><text:span text:style-name="T11">ja </text:span><text:span text:style-name="T6">dConnect</text:span><text:span text:style-name="T11">)</text:span>.<text:span text:style-name="T3"> Ohjelma tukee myös uusien kirjojen lisäämistä tietokantoihin (T2-3), ja triggerit pitävät huolta siitä, että tietokannat pysyvät yhtenäisinä. Sekä ylläpitäjät että asiakkaat voivat hakea kirjoja tietokannasta </text:span><text:span text:style-name="T7">hae</text:span><text:span text:style-name="T13">-metodin avulla (R1). Ylläpitäjäroolissa voi lisätä </text:span><text:span text:style-name="T14">ja poistaa teoksia tietokannasta </text:span><text:span text:style-name="T8">lisäätuote</text:span><text:span text:style-name="T14">- ja </text:span><text:span text:style-name="T8">poistatuote-</text:span><text:span text:style-name="T14">komentojen avulla, asiakaskäyttäjänä teoksia taas voi lisätä ja poistaa ostoskorista </text:span><text:span text:style-name="T8">lisää</text:span><text:span text:style-name="T14">- ja </text:span><text:span text:style-name="T8">poista</text:span><text:span text:style-name="T14">-komentojen avulla.</text:span></text:p>
      <text:p text:style-name="P6">Myös yksinkertainen komentopohjainen käyttöliittymä on toteutettuna. Ohjelman tunnistamat komennot ovat admin-oikeuksilla:</text:p>
      <text:list xml:id="list239201959" text:style-name="L1">
        <text:list-item>
          <text:p text:style-name="P13">apua<text:span text:style-name="T10"> – </text:span><text:span text:style-name="T12">tulostaa näytölle kaikki käytettävissä olevat komennot ja niiden selitykset</text:span></text:p>
        </text:list-item>
        <text:list-item>
          <text:p text:style-name="P12"><text:span text:style-name="T9">hae</text:span><text:span text:style-name="T15"> - </text:span><text:span text:style-name="T18">pyytää hakutermin ja hakukohteen tai -kohteet </text:span></text:p>
        </text:list-item>
        <text:list-item>
          <text:p text:style-name="P12"><text:span text:style-name="T9">listaa</text:span><text:span text:style-name="T15"> - </text:span><text:span text:style-name="T17">listaa myynnissä olevat tuotteet ja antaa luokkansa kokonais- ja keskihinnat </text:span></text:p>
        </text:list-item>
        <text:list-item>
          <text:p text:style-name="P12"><text:span text:style-name="T9">lisäätuote</text:span><text:span text:style-name="T15"> - </text:span><text:span text:style-name="T17">lisää uusi tuote tai kappale divarin valikoimaan </text:span></text:p>
        </text:list-item>
        <text:list-item>
          <text:p text:style-name="P12"><text:span text:style-name="T9">poistatuote</text:span><text:span text:style-name="T15"> - </text:span><text:span text:style-name="T17">poistaa tuotteen kappaleen divarista</text:span><text:span text:style-name="T10"> </text:span></text:p>
        </text:list-item>
        <text:list-item>
          <text:p text:style-name="P12"><text:span text:style-name="T9">logout</text:span><text:span text:style-name="T15"> -</text:span><text:span text:style-name="T20"> </text:span><text:span text:style-name="T17">kirjau</text:span><text:span text:style-name="T18">tu</text:span><text:span text:style-name="T17">u ulos </text:span></text:p>
        </text:list-item>
        <text:list-item>
          <text:p text:style-name="P12"><text:span text:style-name="T9">lopeta</text:span><text:span text:style-name="T15"> -</text:span><text:span text:style-name="T20"> </text:span><text:span text:style-name="T17">lopeta ohjelma </text:span></text:p>
        </text:list-item>
      </text:list>
      <text:p text:style-name="P19"><text:span text:style-name="T16">Asiakas</text:span><text:span text:style-name="T22">käyttäjän oikeuksilla komennot ovat:</text:span></text:p>
      <text:list xml:id="list3028543465" text:style-name="L2">
        <text:list-item>
          <text:p text:style-name="P14">apua<text:span text:style-name="T10"> – </text:span><text:span text:style-name="T19">tulostaa näytölle kaikki käytettävissä olevat komennot ja niiden selitykset</text:span></text:p>
        </text:list-item>
        <text:list-item>
          <text:p text:style-name="P15">hae <text:span text:style-name="T10">- <text:s/></text:span><text:span text:style-name="T17">pyytää hakutermin ja hakukohteen tai -kohteet</text:span></text:p>
        </text:list-item>
        <text:list-item>
          <text:p text:style-name="P15">listaa<text:span text:style-name="T10"> - </text:span><text:span text:style-name="T17"><text:s/>listaa myynnissä olevat tuotteet ja antaa luokkansa kokonais- ja keskihinnat</text:span></text:p>
        </text:list-item>
        <text:list-item>
          <text:p text:style-name="P15">lisää<text:span text:style-name="T10"> - </text:span><text:span text:style-name="T17">lisää tuote ostoskoriin tuotteen isbn:än ja ID:n perusteella</text:span></text:p>
        </text:list-item>
        <text:list-item>
          <text:p text:style-name="P15">poista<text:span text:style-name="T10"> - </text:span><text:span text:style-name="T17"><text:s/>poista tuote ostoskorista</text:span></text:p>
        </text:list-item>
        <text:list-item>
          <text:p text:style-name="P17">ostoskori - <text:span text:style-name="T10"><text:s/></text:span><text:span text:style-name="T17">näyttää ostoskorin sisällön</text:span></text:p>
        </text:list-item>
        <text:list-item>
          <text:p text:style-name="P16">tilaa <text:span text:style-name="T10">- <text:s/></text:span><text:span text:style-name="T17">lähettää tilauksen</text:span></text:p>
        </text:list-item>
        <text:list-item>
          <text:p text:style-name="P15"><text:soft-page-break/>logout <text:span text:style-name="T10">- <text:s/></text:span><text:span text:style-name="T17">kirjau</text:span><text:span text:style-name="T18">tu</text:span><text:span text:style-name="T17">u ulos</text:span></text:p>
        </text:list-item>
        <text:list-item>
          <text:p text:style-name="P18"><text:span text:style-name="T5">lopeta</text:span><text:span text:style-name="T10"> –</text:span><text:span text:style-name="T17"> </text:span><text:span text:style-name="T18">lopettaa ohjelman</text:span></text:p>
        </text:list-item>
      </text:list>
      <text:p text:style-name="P7"/>
      <text:h text:style-name="P10" text:outline-level="1">Työnjako</text:h>
      <text:p text:style-name="P21"><text:span text:style-name="T21">Joel kirjoitti kaiken paitsi osan käyttöliittymän logiikasta. Jessen piti kirjoittaa nämä dokumentaatiot mutta se jäi, joten tämä työkin jäi palauttamatta. Halusin kuitenkin kirjoittaa pienehköt avaukset siitä mitä muistan projektissa tapahtuneen.</text:span></text:p>
      <text:h text:style-name="P10" text:outline-level="1">Toteutus</text:h>
      <text:p text:style-name="P20">Ohjelma toteutettiin kevätlukukauden 2018 aikana pääosin Tietopinnin mikroluokassa, tässä kohtaa en valitettavasti tarkempia tietoja osaa antaa</text:p>
      <text:h text:style-name="P10" text:outline-level="1">Ohjelman käyttö</text:h>
      <text:p text:style-name="P20">Ohjelmaa käytettäisiin komentorivin kautta, ja ohjelma sisältää melko selkeän ohjeistuksen apua-komennon kautta. Ohjelma oli täysin toimiva, testasin sitä itse pitkään kunnes se sitten vihdoin toimi ilman bugeja</text:p>
      <text:h text:style-name="P11" text:outline-level="1">Oma arvio</text:h>
      <text:p text:style-name="P20">Tämän ohjelmointi oli varsin mielenkiintoista, ja se opetti kivasti käytännön asioita Javan ja Postgresin yhteiskäytöstä. Harjoitustyö antoi mukavaa käytännön kosketusta tietokantaohjelmointiin. Tehtävänannon puuttuessa tämä dokumentaatio jää nyt hieman vajaaksi, mutta tämä oli tosiaankin mukavan haastava ja miettimään pistävä projekt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1" svg:font-family="'Liberation Sans Narrow'"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start" style:justify-single-word="false"/>
      <style:text-properties style:font-name="Liberation Sans Narrow" fo:font-family="'Liberation Sans Narrow'" style:font-style-name="Bold" style:font-family-generic="swiss" style:font-pitch="variable" fo:font-size="22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text-properties fo:color="#336699" style:font-name="Liberation Sans Narrow1" fo:font-family="'Liberation Sans Narrow'" style:font-style-name="Regular" style:font-family-generic="swiss" style:font-pitch="variable" fo:font-size="18pt" fo:font-weight="normal" style:font-size-asian="130%" style:font-weight-asian="bold" style:font-size-complex="130%"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style:font-name="Liberation Sans" fo:font-size="10pt" officeooo:rsid="00093d6a" officeooo:paragraph-rsid="00093d6a" style:font-size-asian="10pt" style:font-size-complex="10pt"/>
    </style:style>
    <style:style style:name="MP2" style:family="paragraph" style:parent-style-name="Header">
      <style:text-properties style:font-name="Liberation Sans" fo:font-size="10pt" officeooo:rsid="00547930" officeooo:paragraph-rsid="00547930" style:font-size-asian="10pt" style:font-size-complex="10pt"/>
    </style:style>
    <style:style style:name="MP3" style:family="paragraph" style:parent-style-name="Header">
      <style:text-properties style:font-name="Liberation Sans" fo:font-size="10pt" officeooo:rsid="0051ec02" officeooo:paragraph-rsid="0051ec02" style:font-size-asian="10pt" style:font-size-complex="10pt"/>
    </style:style>
    <style:style style:name="MP4" style:family="paragraph" style:parent-style-name="Footer">
      <style:text-properties fo:background-color="transparent"/>
    </style:style>
    <style:style style:name="MT1" style:family="text">
      <style:text-properties officeooo:rsid="0051ec02"/>
    </style:style>
    <style:style style:name="MT2" style:family="text">
      <style:text-properties officeooo:rsid="00690c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shadow="none" fo:background-color="transparent" style:dynamic-spacing="false" draw:fill="none" draw:fill-color="#729fcf" draw:fill-image-width="0in" draw:fill-image-height="0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span text:style-name="MT1">Tietokantaohjelmointi</text:span>, kevät 2018<text:tab/><text:tab/><text:page-number text:select-page="current">2</text:page-number></text:p>
        <text:p text:style-name="MP2">Vaihe <text:span text:style-name="MT2">2</text:span> (<text:span text:style-name="MT2">toteutus</text:span>)</text:p>
        <text:p text:style-name="MP3">Ryhmä 23 (Jesse Sydänmäki &amp; Joel Rauma)</text:p>
      </style:header>
      <style:footer>
        <text:p text:style-name="MP4"/>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1-26T08:54:57.904663405</meta:creation-date>
    <meta:editing-duration>P1DT4H45M29S</meta:editing-duration>
    <meta:editing-cycles>71</meta:editing-cycles>
    <meta:generator>LibreOffice/6.4.6.2$Windows_X86_64 LibreOffice_project/0ce51a4fd21bff07a5c061082cc82c5ed232f115</meta:generator>
    <dc:title>Perus</dc:title>
    <dc:date>2020-10-09T13:09:55.672000000</dc:date>
    <meta:document-statistic meta:table-count="0" meta:image-count="0" meta:object-count="0" meta:page-count="2" meta:paragraph-count="33" meta:word-count="370" meta:character-count="2893" meta:non-whitespace-character-count="2556"/>
    <meta:template xlink:type="simple" xlink:actuate="onRequest" xlink:title="Perus" xlink:href="../../../.config/libreoffice/4/user/template/Perus.ott" meta:date="2018-01-26T08:54:57.661423226"/>
  </office:meta>
</office:document-meta>
</file>